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cm" loext:contextual-spacing="false" fo:text-indent="0cm" style:auto-text-indent="false"/>
    </style:style>
    <style:style style:name="P2" style:family="paragraph" style:parent-style-name="Heading_20_2">
      <style:text-properties fo:color="#172b4d"/>
    </style:style>
    <style:style style:name="P3" style:family="paragraph" style:parent-style-name="Heading_20_2">
      <style:text-properties fo:color="#172b4d" officeooo:rsid="00184842" officeooo:paragraph-rsid="00184842"/>
    </style:style>
    <style:style style:name="P4" style:family="paragraph" style:parent-style-name="Heading_20_2">
      <style:paragraph-properties fo:margin-left="0cm" fo:margin-right="0cm" fo:margin-top="0.794cm" fo:margin-bottom="0cm" loext:contextual-spacing="false" fo:line-height="150%" fo:text-indent="0cm" style:auto-text-indent="false"/>
      <style:text-properties fo:color="#172b4d"/>
    </style:style>
    <style:style style:name="P5" style:family="paragraph" style:parent-style-name="Heading_20_4">
      <style:paragraph-properties fo:margin-left="0cm" fo:margin-right="0cm" fo:margin-top="0.529cm" fo:margin-bottom="0cm" loext:contextual-spacing="false" fo:line-height="142%" fo:text-indent="0cm" style:auto-text-indent="false"/>
      <style:text-properties fo:color="#172b4d"/>
    </style:style>
    <style:style style:name="T1" style:family="text">
      <style:text-properties fo:font-size="15pt" fo:font-weight="normal"/>
    </style:style>
    <style:style style:name="T2" style:family="text">
      <style:text-properties style:font-size-asian="15pt" style:font-weight-asian="normal"/>
    </style:style>
    <style:style style:name="T3" style:family="text">
      <style:text-properties fo:font-size="10.5pt" fo:font-weight="bold"/>
    </style:style>
    <style:style style:name="T4" style:family="text">
      <style:text-properties style:font-size-asian="10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GIT:git仓库完整迁移</text:span></text:h>
      <text:h text:style-name="P2" text:outline-level="2"><text:span text:style-name="T1">1 . </text:span><text:span text:style-name="T2">切换</text:span><text:span text:style-name="T1">remote_url</text:span></text:h>
      <text:p text:style-name="P1">先查看remote的名字</text:p>
      <text:p text:style-name="P1">#git branch -r</text:p>
      <text:p text:style-name="P1">假设你的remote是origin，用git remote set_url 更换地址</text:p>
      <text:p text:style-name="P1">#git remote set-url origin &lt;remote_git_address&gt;                   //remote_git_address更换成你的新的仓库地址。</text:p>
      <text:h text:style-name="P4" text:outline-level="2"><text:span text:style-name="T1">2 . </text:span><text:span text:style-name="T2">将源仓库的所有分支信息迁移到新仓库</text:span><text:span text:style-name="T1">.</text:span></text:h>
      <text:h text:style-name="P5" text:outline-level="4"><text:span text:style-name="T3">2.1</text:span><text:span text:style-name="T4">查看源仓库的所有分支</text:span></text:h>
      <text:p text:style-name="P1">#git branch -a;</text:p>
      <text:h text:style-name="P5" text:outline-level="4"><text:span text:style-name="T3">2.2</text:span><text:span text:style-name="T4">将所有源仓库的 远端 分支</text:span><text:span text:style-name="T3">checkout</text:span><text:span text:style-name="T4">到本地</text:span></text:h>
      <text:p text:style-name="P1">#git checkout &lt;远端仓库名&gt;                                               //NOTE:不加origin</text:p>
      <text:p text:style-name="P1">#git branch -a                                                                          //查看本地与源仓库的远端分支是否一一对应</text:p>
      <text:h text:style-name="P5" text:outline-level="4"><text:span text:style-name="T3">2.3</text:span><text:span text:style-name="T4">确认无误后</text:span><text:span text:style-name="T3">,</text:span><text:span text:style-name="T4">使用</text:span><text:span text:style-name="T3">git push</text:span><text:span text:style-name="T4">提交到新仓库</text:span></text:h>
      <text:p text:style-name="P1">#git push origin --all                                                              //将本地分支所有信息提交到新仓库.</text:p>
      <text:h text:style-name="P4" text:outline-level="2"><text:span text:style-name="T1">3.</text:span><text:span text:style-name="T2">将源仓库的所有</text:span><text:span text:style-name="T1">tag</text:span><text:span text:style-name="T2">迁移到新仓库</text:span><text:span text:style-name="T1">.</text:span></text:h>
      <text:p text:style-name="P1">git push origin --tags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1:27:15.951715071</meta:creation-date>
    <dc:date>2019-08-30T11:27:54.119781298</dc:date>
    <meta:editing-duration>PT38S</meta:editing-duration>
    <meta:editing-cycles>1</meta:editing-cycles>
    <meta:document-statistic meta:table-count="0" meta:image-count="0" meta:object-count="0" meta:page-count="1" meta:paragraph-count="17" meta:word-count="202" meta:character-count="633" meta:non-whitespace-character-count="402"/>
    <meta:generator>LibreOffice/5.1.6.2$Linux_X86_64 LibreOffice_project/10m0$Build-2</meta:generator>
  </office:meta>
</office:document-meta>
</file>